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BCollectionGenerator.collectionToSAX( Collection colle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XMLDBCollectionGenerator.configur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DBCollectionGenerato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CollectionGenerat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Collection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DBCollectionGenerator.initi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DBCollectionGenerato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DBCollectionGenerator.gener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